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056cm"/>
    </style:style>
    <style:style style:name="Table1.B" style:family="table-column">
      <style:table-column-properties style:column-width="7.641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409e4f"/>
    </style:style>
    <style:style style:name="P11" style:family="paragraph" style:parent-style-name="Table_20_Contents">
      <style:text-properties officeooo:paragraph-rsid="0346e41f"/>
    </style:style>
    <style:style style:name="P12" style:family="paragraph" style:parent-style-name="Table_20_Contents">
      <style:text-properties officeooo:paragraph-rsid="03af8fc9"/>
    </style:style>
    <style:style style:name="P13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5" style:family="paragraph" style:parent-style-name="Table_20_Contents">
      <style:text-properties officeooo:paragraph-rsid="03c7c1c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1" style:family="paragraph" style:parent-style-name="Table_20_Contents">
      <style:text-properties officeooo:paragraph-rsid="03d51c3c"/>
    </style:style>
    <style:style style:name="P22" style:family="paragraph" style:parent-style-name="Table_20_Contents">
      <style:text-properties officeooo:paragraph-rsid="03d70fa4"/>
    </style:style>
    <style:style style:name="P23" style:family="paragraph" style:parent-style-name="Table_20_Contents">
      <style:text-properties officeooo:paragraph-rsid="03db71d6"/>
    </style:style>
    <style:style style:name="P24" style:family="paragraph" style:parent-style-name="Table_20_Contents">
      <style:text-properties officeooo:paragraph-rsid="03e11370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officeooo:paragraph-rsid="03d2b776"/>
    </style:style>
    <style:style style:name="P30" style:family="paragraph" style:parent-style-name="Table_20_Contents">
      <style:text-properties officeooo:paragraph-rsid="0378741f"/>
    </style:style>
    <style:style style:name="P31" style:family="paragraph" style:parent-style-name="Table_20_Contents">
      <style:text-properties officeooo:paragraph-rsid="03d81c7c"/>
    </style:style>
    <style:style style:name="P32" style:family="paragraph" style:parent-style-name="Table_20_Contents">
      <style:text-properties officeooo:paragraph-rsid="03a5c11a"/>
    </style:style>
    <style:style style:name="P33" style:family="paragraph" style:parent-style-name="Preformatted_20_Text">
      <style:text-properties officeooo:paragraph-rsid="03d81c7c"/>
    </style:style>
    <style:style style:name="P34" style:family="paragraph" style:parent-style-name="Preformatted_20_Text">
      <style:text-properties officeooo:paragraph-rsid="03ab86af"/>
    </style:style>
    <style:style style:name="P35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officeooo:paragraph-rsid="03a3caeb"/>
    </style:style>
    <style:style style:name="P37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8d092b"/>
    </style:style>
    <style:style style:name="P40" style:family="paragraph" style:parent-style-name="Table_20_Contents">
      <style:text-properties officeooo:paragraph-rsid="038a25fe"/>
    </style:style>
    <style:style style:name="P41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2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0" style:family="paragraph" style:parent-style-name="Table_20_Contents">
      <style:text-properties officeooo:paragraph-rsid="0108f4cf"/>
    </style:style>
    <style:style style:name="P51" style:family="paragraph" style:parent-style-name="Table_20_Contents">
      <style:text-properties officeooo:paragraph-rsid="0294e861"/>
    </style:style>
    <style:style style:name="P52" style:family="paragraph" style:parent-style-name="Table_20_Contents">
      <style:text-properties officeooo:paragraph-rsid="02b867ce"/>
    </style:style>
    <style:style style:name="P53" style:family="paragraph" style:parent-style-name="Table_20_Contents">
      <style:text-properties officeooo:paragraph-rsid="010e847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8" style:family="paragraph" style:parent-style-name="Table_20_Contents">
      <style:text-properties officeooo:paragraph-rsid="015fc100"/>
    </style:style>
    <style:style style:name="P59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0" style:family="paragraph" style:parent-style-name="Table_20_Contents">
      <style:text-properties officeooo:paragraph-rsid="02ae0b54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3dddf35" style:font-size-asian="10pt" style:font-size-complex="10pt"/>
    </style:style>
    <style:style style:name="P71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officeooo:paragraph-rsid="0390111d"/>
    </style:style>
    <style:style style:name="P74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6" style:family="paragraph" style:parent-style-name="Table_20_Contents">
      <style:text-properties officeooo:paragraph-rsid="03427071"/>
    </style:style>
    <style:style style:name="P77" style:family="paragraph" style:parent-style-name="Table_20_Contents">
      <style:text-properties officeooo:paragraph-rsid="034a5fa0"/>
    </style:style>
    <style:style style:name="P78" style:family="paragraph" style:parent-style-name="Table_20_Contents">
      <style:text-properties officeooo:paragraph-rsid="0391a834"/>
    </style:style>
    <style:style style:name="P79" style:family="paragraph" style:parent-style-name="Table_20_Contents">
      <style:text-properties officeooo:paragraph-rsid="03017dbe"/>
    </style:style>
    <style:style style:name="P80" style:family="paragraph" style:parent-style-name="Table_20_Contents">
      <style:text-properties officeooo:paragraph-rsid="03ba19bb"/>
    </style:style>
    <style:style style:name="P81" style:family="paragraph" style:parent-style-name="Table_20_Contents">
      <style:text-properties officeooo:paragraph-rsid="031c8ae5"/>
    </style:style>
    <style:style style:name="P82" style:family="paragraph" style:parent-style-name="Table_20_Contents">
      <style:text-properties officeooo:paragraph-rsid="030c3545"/>
    </style:style>
    <style:style style:name="P8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3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6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b2e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bcf45a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0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officeooo:rsid="03e11370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officeooo:rsid="03959f64" style:font-name-complex="Courier New"/>
    </style:style>
    <style:style style:name="T131" style:family="text">
      <style:text-properties fo:color="#000000" loext:opacity="100%" style:font-name="Courier New" officeooo:rsid="03b8181e" style:font-name-complex="Courier New"/>
    </style:style>
    <style:style style:name="T132" style:family="text">
      <style:text-properties fo:color="#000000" loext:opacity="100%" style:font-name="Courier New" officeooo:rsid="03d81c7c" style:font-name-complex="Courier New"/>
    </style:style>
    <style:style style:name="T133" style:family="text">
      <style:text-properties fo:color="#000000" loext:opacity="100%" style:font-name="Courier New" officeooo:rsid="03bb832f" style:font-name-complex="Courier New"/>
    </style:style>
    <style:style style:name="T134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0" style:family="text">
      <style:text-properties fo:font-style="normal" officeooo:rsid="023ec219" style:font-style-asian="normal" style:font-style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officeooo:rsid="0213f657"/>
    </style:style>
    <style:style style:name="T153" style:family="text">
      <style:text-properties fo:color="#000000" loext:opacity="100%" style:font-name="Courier New" style:font-name-complex="Courier New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officeooo:rsid="02b867ce"/>
    </style:style>
    <style:style style:name="T19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1" style:family="text">
      <style:text-properties officeooo:rsid="0391a834"/>
    </style:style>
    <style:style style:name="T212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3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4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6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7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font-style="italic" officeooo:rsid="02afaaf5" style:font-style-asian="italic" style:font-style-complex="italic"/>
    </style:style>
    <style:style style:name="T223" style:family="text">
      <style:text-properties officeooo:rsid="02afaaf5"/>
    </style:style>
    <style:style style:name="T224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7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ge</text:span></text:span><text:span text:style-name="Source_20_Text"><text:span text:style-name="T20">t</text:span></text:span><text:span text:style-name="Source_20_Text"><text:span text:style-name="T19">Type</text:span></text:span><text:span text:style-name="Source_20_Text"><text:span text:style-name="T18">(</text:span></text:span><text:span text:style-name="Source_20_Text"><text:span text:style-name="T21">val</text:span></text:span><text:span text:style-name="Source_20_Text"><text:span text:style-name="T18">[,</text:span></text:span><text:span text:style-name="Source_20_Text"><text:span text:style-name="T22">class</text:span></text:span><text:span text:style-name="Source_20_Text"><text:span text:style-name="T18">[,throw=false]</text:span></text:span><text:span text:style-name="Source_20_Text"><text:span text:style-name="T23">]</text:span></text:span><text:span text:style-name="Source_20_Text"><text:span text:style-name="T18">);</text:span></text:span></text:p>
            <text:p text:style-name="P8"><text:span text:style-name="Source_20_Text"><text:span text:style-name="T20">classof</text:span></text:span><text:span text:style-name="Source_20_Text"><text:span text:style-name="T16">(</text:span></text:span><text:span text:style-name="Source_20_Text"><text:span text:style-name="T21">val</text:span></text:span><text:span text:style-name="Source_20_Text"><text:span text:style-name="T16">[,</text:span></text:span><text:span text:style-name="Source_20_Text"><text:span text:style-name="T22">class</text:span></text:span><text:span text:style-name="Source_20_Text"><text:span text:style-name="T16">[,throw=false]</text:span></text:span><text:span text:style-name="Source_20_Text"><text:span text:style-name="T23">]</text:span></text:span><text:span text:style-name="Source_20_Text"><text:span text:style-name="T16">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9"><text:span text:style-name="Source_20_Text"><text:span text:style-name="T24">isSame</text:span></text:span><text:span text:style-name="Source_20_Text"><text:span text:style-name="T26">Class</text:span></text:span><text:span text:style-name="Source_20_Text"><text:span text:style-name="T24">(value1,value2)</text:span></text:span><text:span text:style-name="Source_20_Text"><text:span text:style-name="T25">;</text:span></text:span></text:p>
            <text:p text:style-name="P7"><text:span text:style-name="Source_20_Text"><text:span text:style-name="T16">isSameInstance(</text:span></text:span><text:span text:style-name="Source_20_Text"><text:span text:style-name="T27">v1</text:span></text:span><text:span text:style-name="Source_20_Text"><text:span text:style-name="T16">,</text:span></text:span><text:span text:style-name="Source_20_Text"><text:span text:style-name="T27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6">);</text:span></text:span></text:p>
            <text:p text:style-name="P10"><text:span text:style-name="Source_20_Text"><text:span text:style-name="T16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6">);</text:span></text:span></text:p>
            <text:p text:style-name="P10"><text:span text:style-name="Source_20_Text"><text:span text:style-name="T16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Primitive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6">);</text:span></text:span></text:p>
            <text:p text:style-name="P10"><text:span text:style-name="Source_20_Text"><text:span text:style-name="T16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6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6">);</text:span></text:span></text:p>
            <text:p text:style-name="P10"><text:span text:style-name="Source_20_Text"><text:span text:style-name="T16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</text:span></text:span><text:span text:style-name="Source_20_Text"><text:span text:style-name="T37">Callable</text:span></text:span><text:span text:style-name="Source_20_Text"><text:span text:style-name="T16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8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8">);</text:span></text:span></text:p>
            <text:p text:style-name="P10"><text:span text:style-name="Source_20_Text"><text:span text:style-name="T16">isGenerator</text:span></text:span><text:span text:style-name="Source_20_Text"><text:span text:style-name="T39">Fn</text:span></text:span><text:span text:style-name="Source_20_Text"><text:span text:style-name="T16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6">);</text:span></text:span></text:p>
            <text:p text:style-name="P10"><text:span text:style-name="Source_20_Text"><text:span text:style-name="T16">isAsync</text:span></text:span><text:span text:style-name="Source_20_Text"><text:span text:style-name="T42">Fn</text:span></text:span><text:span text:style-name="Source_20_Text"><text:span text:style-name="T16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6">);</text:span></text:span></text:p>
            <text:p text:style-name="P10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0"><text:span text:style-name="Source_20_Text"><text:span text:style-name="T16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PlainObject(value)</text:span></text:span></text:p>
            <text:p text:style-name="P10"><text:span text:style-name="Source_20_Text"><text:span text:style-name="T36">isProxy(value);</text:span></text:span></text:p>
            <text:p text:style-name="P10"><text:span text:style-name="Source_20_Text"><text:span text:style-name="T16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6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6">);</text:span></text:span></text:p>
            <text:p text:style-name="P10"><text:span text:style-name="Source_20_Text"><text:span text:style-name="T16">isArraylike(value);</text:span></text:span></text:p>
            <text:p text:style-name="P10"><text:span text:style-name="Source_20_Text"><text:span text:style-name="T16">isTypedArray(value);</text:span></text:span></text:p>
            <text:p text:style-name="P10"><text:span text:style-name="Source_20_Text"><text:span text:style-name="T16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6">);</text:span></text:span></text:p>
            <text:p text:style-name="P10"><text:span text:style-name="Source_20_Text"><text:span text:style-name="T16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6">);</text:span></text:span></text:p>
            <text:p text:style-name="P10"><text:span text:style-name="Source_20_Text"><text:span text:style-name="T16">isCoercedObject</text:span></text:span><text:span text:style-name="Source_20_Text"><text:span text:style-name="T45">(object);</text:span></text:span></text:p>
            <text:p text:style-name="P11"><text:span text:style-name="Source_20_Text"><text:span text:style-name="T46">isDeepStrictEqual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1,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2);</text:span></text:span></text:p>
            <text:p text:style-name="P10"><text:span text:style-name="Source_20_Text"><text:span text:style-name="T16">isEmpty</text:span></text:span><text:span text:style-name="Source_20_Text"><text:span text:style-name="T46">Value</text:span></text:span><text:span text:style-name="Source_20_Text"><text:span text:style-name="T16">(value);</text:span></text:span></text:p>
            <text:p text:style-name="P12"><text:span text:style-name="Source_20_Text"><text:span text:style-name="T49">toPrimitive</text:span></text:span><text:span text:style-name="Source_20_Text"><text:span text:style-name="T50">Value</text:span></text:span><text:span text:style-name="Source_20_Text"><text:span text:style-name="T49">(valu</text:span></text:span><text:span text:style-name="Source_20_Text"><text:span text:style-name="T51">e</text:span></text:span><text:span text:style-name="Source_20_Text"><text:span text:style-name="T49">);</text:span></text:span></text:p>
            <text:p text:style-name="P13"><text:span text:style-name="Source_20_Text"><text:span text:style-name="T52">isIndex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3"><text:span text:style-name="Source_20_Text"><text:span text:style-name="T55">to</text:span></text:span><text:span text:style-name="Source_20_Text"><text:span text:style-name="T52">Index(v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4"><text:span text:style-name="Source_20_Text"><text:span text:style-name="T53">isLength</text:span></text:span><text:span text:style-name="Source_20_Text"><text:span text:style-name="T52">(v</text:span></text:span><text:span text:style-name="Source_20_Text"><text:span text:style-name="T53">al</text:span></text:span><text:span text:style-name="Source_20_Text"><text:span text:style-name="T54">ue</text:span></text:span><text:span text:style-name="Source_20_Text"><text:span text:style-name="T52">);</text:span></text:span></text:p>
            <text:p text:style-name="P14"><text:span text:style-name="Source_20_Text"><text:span text:style-name="T57">toLength(value);</text:span></text:span></text:p>
            <text:p text:style-name="P15"><text:span text:style-name="Source_20_Text"><text:span text:style-name="T58">isPropertyKey(v</text:span></text:span><text:span text:style-name="Source_20_Text"><text:span text:style-name="T59">alu</text:span></text:span><text:span text:style-name="Source_20_Text"><text:span text:style-name="T51">e</text:span></text:span><text:span text:style-name="Source_20_Text"><text:span text:style-name="T58">);</text:span></text:span></text:p>
            <text:p text:style-name="P15"><text:span text:style-name="Source_20_Text"><text:span text:style-name="T58">toPropertyKey(v</text:span></text:span><text:span text:style-name="Source_20_Text"><text:span text:style-name="T51">alue</text:span></text:span><text:span text:style-name="Source_20_Text"><text:span text:style-name="T58">);</text:span></text:span></text:p>
          </table:table-cell>
          <table:table-cell table:style-name="Table1.C2" table:number-rows-spanned="7" office:value-type="string">
            <text:p text:style-name="P16"><text:span text:style-name="Source_20_Text"><text:span text:style-name="T16">qsa(selector[,context]).forEach(c</text:span></text:span><text:span text:style-name="Source_20_Text"><text:span text:style-name="T60">a</text:span></text:span><text:span text:style-name="Source_20_Text"><text:span text:style-name="T61">llback</text:span></text:span><text:span text:style-name="Source_20_Text"><text:span text:style-name="T16">);</text:span></text:span></text:p>
            <text:p text:style-name="P16"><text:span text:style-name="Source_20_Text"><text:span text:style-name="T16">qs(selector[,context]);</text:span></text:span></text:p>
            <text:p text:style-name="P16"><text:span text:style-name="Source_20_Text"><text:span text:style-name="T16">domReady(c</text:span></text:span><text:span text:style-name="Source_20_Text"><text:span text:style-name="T60">allback</text:span></text:span><text:span text:style-name="Source_20_Text"><text:span text:style-name="T16">);</text:span></text:span></text:p>
            <text:p text:style-name="P16"><text:span text:style-name="Source_20_Text"><text:span text:style-name="T62">domClear(e</text:span></text:span><text:span text:style-name="Source_20_Text"><text:span text:style-name="T63">lement</text:span></text:span><text:span text:style-name="Source_20_Text"><text:span text:style-name="T62">);</text:span></text:span></text:p>
            <text:p text:style-name="P16"><text:span text:style-name="Source_20_Text"><text:span text:style-name="T16">domCreate(type[,properties[,innerHTML]]);</text:span></text:span></text:p>
            <text:p text:style-name="P16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6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6"><text:span text:style-name="Source_20_Text"><text:span text:style-name="T16">domGetCSS(element</text:span></text:span><text:span text:style-name="Source_20_Text"><text:span text:style-name="T64">[</text:span></text:span><text:span text:style-name="Source_20_Text"><text:span text:style-name="T16">,property</text:span></text:span><text:span text:style-name="Source_20_Text"><text:span text:style-name="T65">]</text:span></text:span><text:span text:style-name="Source_20_Text"><text:span text:style-name="T16">);</text:span></text:span></text:p>
            <text:p text:style-name="P16"><text:span text:style-name="Source_20_Text"><text:span text:style-name="T16">domSetCSS(element,property,value);</text:span></text:span></text:p>
            <text:p text:style-name="P16"><text:span text:style-name="Source_20_Text"><text:span text:style-name="T16">domSetCSS(element,properties);</text:span></text:span></text:p>
            <text:p text:style-name="P16"><text:span text:style-name="Source_20_Text"><text:span text:style-name="T16">domFadeIn(element[,duration[,display]]);</text:span></text:span></text:p>
            <text:p text:style-name="P16"><text:span text:style-name="Source_20_Text"><text:span text:style-name="T16">domFadeOut(element[,duration]); </text:span></text:span></text:p>
            <text:p text:style-name="P16"><text:span text:style-name="Source_20_Text"><text:span text:style-name="T16">domFadeToggle(eleme</text:span></text:span><text:span text:style-name="Source_20_Text"><text:span text:style-name="T66">nt</text:span></text:span><text:span text:style-name="Source_20_Text"><text:span text:style-name="T16">[,duration[,display]]);</text:span></text:span></text:p>
            <text:p text:style-name="P16"><text:span text:style-name="Source_20_Text"><text:span text:style-name="T16">domShow(element[,display]);</text:span></text:span></text:p>
            <text:p text:style-name="P16"><text:span text:style-name="Source_20_Text"><text:span text:style-name="T16">domHide(e</text:span></text:span><text:span text:style-name="Source_20_Text"><text:span text:style-name="T67">le</text:span></text:span><text:span text:style-name="Source_20_Text"><text:span text:style-name="T68">ment</text:span></text:span><text:span text:style-name="Source_20_Text"><text:span text:style-name="T16">);</text:span></text:span></text:p>
            <text:p text:style-name="P16"><text:span text:style-name="Source_20_Text"><text:span text:style-name="T16">domToggle(element[,display]);</text:span></text:span></text:p>
            <text:p text:style-name="P16"><text:span text:style-name="Source_20_Text"><text:span text:style-name="T16">domIsHidden(element);</text:span></text:span></text:p>
            <text:p text:style-name="P16"><text:span text:style-name="Source_20_Text"><text:span text:style-name="T69">domScrollToTop();</text:span></text:span><text:span text:style-name="Source_20_Text"><text:span text:style-name="T70"> </text:span></text:span><text:span text:style-name="Source_20_Text"><text:span text:style-name="T71">and </text:span></text:span><text:span text:style-name="Source_20_Text"><text:span text:style-name="T72">domScrollToBottom();</text:span></text:span></text:p>
            <text:p text:style-name="P16"><text:span text:style-name="Source_20_Text"><text:span text:style-name="T16">domScrollToElement(element[,top=true]);<text:line-break/>domSiblings(element);</text:span></text:span></text:p>
            <text:p text:style-name="P16"><text:span text:style-name="Source_20_Text"><text:span text:style-name="T16">domSiblingsPrev(element);</text:span></text:span></text:p>
            <text:p text:style-name="P16"><text:span text:style-name="Source_20_Text"><text:span text:style-name="T16">domSiblings</text:span></text:span><text:span text:style-name="Source_20_Text"><text:span text:style-name="T73">Left</text:span></text:span><text:span text:style-name="Source_20_Text"><text:span text:style-name="T16">(element);</text:span></text:span></text:p>
            <text:p text:style-name="P16"><text:span text:style-name="Source_20_Text"><text:span text:style-name="T16">domSiblingsNext(element);</text:span></text:span></text:p>
            <text:p text:style-name="P16"><text:span text:style-name="Source_20_Text"><text:span text:style-name="T16">domSiblings</text:span></text:span><text:span text:style-name="Source_20_Text"><text:span text:style-name="T73">Right</text:span></text:span><text:span text:style-name="Source_20_Text"><text:span text:style-name="T16">(element);</text:span></text:span></text:p>
            <text:p text:style-name="P16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6"><text:span text:style-name="Source_20_Text"><text:span text:style-name="T16">domSetC</text:span></text:span><text:span text:style-name="Source_20_Text"><text:span text:style-name="T75">SS</text:span></text:span><text:span text:style-name="Source_20_Text"><text:span text:style-name="T16">Var(</text:span></text:span><text:span text:style-name="Source_20_Text"><text:span text:style-name="T74">n</text:span></text:span><text:span text:style-name="Source_20_Text"><text:span text:style-name="T16">a</text:span></text:span><text:span text:style-name="Source_20_Text"><text:span text:style-name="T74">me</text:span></text:span><text:span text:style-name="Source_20_Text"><text:span text:style-name="T16">,</text:span></text:span><text:span text:style-name="Source_20_Text"><text:span text:style-name="T74">v</text:span></text:span><text:span text:style-name="Source_20_Text"><text:span text:style-name="T16">a</text:span></text:span><text:span text:style-name="Source_20_Text"><text:span text:style-name="T74">lue</text:span></text:span><text:span text:style-name="Source_20_Text"><text:span text:style-name="T16">);</text:span></text:span></text:p>
            <text:p text:style-name="P16"><text:span text:style-name="Source_20_Text"><text:span text:style-name="T16">importScript(script1[,scriptN]);</text:span></text:span></text:p>
            <text:p text:style-name="P16"><text:span text:style-name="Source_20_Text"><text:span text:style-name="T16">importStyle(style1[,styleN]);</text:span></text:span></text:p>
            <text:p text:style-name="P17"><text:span text:style-name="Source_20_Text"><text:span text:style-name="T16">setFullscreenOn(selector</text:span></text:span><text:span text:style-name="Source_20_Text"><text:span text:style-name="T76">);</text:span></text:span></text:p>
            <text:p text:style-name="P17"><text:span text:style-name="Source_20_Text"><text:span text:style-name="T16">setFullscreenOn(element);</text:span></text:span></text:p>
            <text:p text:style-name="P16"><text:span text:style-name="Source_20_Text"><text:span text:style-name="T16">setFullscreenOff();</text:span></text:span></text:p>
            <text:p text:style-name="P18"><text:span text:style-name="Source_20_Text"><text:span text:style-name="T16">getFullscreen();<text:line-break/>form2array(form);</text:span></text:span></text:p>
            <text:p text:style-name="P18"><text:span text:style-name="Source_20_Text"><text:span text:style-name="T16">form2string(form);</text:span></text:span></text:p>
            <text:p text:style-name="P16"><text:span text:style-name="Source_20_Text"><text:span text:style-name="T16">getDoNotTrack();</text:span></text:span></text:p>
            <text:p text:style-name="P18"><text:span text:style-name="Source_20_Text"><text:span text:style-name="T16">getLocation(success[,error]);</text:span></text:span></text:p>
            <text:p text:style-name="P18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19"><text:span text:style-name="Source_20_Text"><text:span text:style-name="T9">BASE16;</text:span></text:span></text:p>
            <text:p text:style-name="P19"><text:span text:style-name="Source_20_Text"><text:span text:style-name="T9">BASE</text:span></text:span><text:span text:style-name="Source_20_Text"><text:span text:style-name="T77">32;</text:span></text:span></text:p>
            <text:p text:style-name="P19"><text:span text:style-name="Source_20_Text"><text:span text:style-name="T77">BASE36;</text:span></text:span></text:p>
            <text:p text:style-name="P19"><text:span text:style-name="Source_20_Text"><text:span text:style-name="T77">BASE58;</text:span></text:span></text:p>
            <text:p text:style-name="P19"><text:span text:style-name="Source_20_Text"><text:span text:style-name="T77">BASE62;</text:span></text:span></text:p>
            <text:p text:style-name="P6"><text:span text:style-name="Source_20_Text"><text:span text:style-name="T77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20"><text:span text:style-name="Source_20_Text"><text:span text:style-name="T78">toObject(v</text:span></text:span><text:span text:style-name="Source_20_Text"><text:span text:style-name="T79">alu</text:span></text:span><text:span text:style-name="Source_20_Text"><text:span text:style-name="T80">e</text:span></text:span><text:span text:style-name="Source_20_Text"><text:span text:style-name="T78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81">ou</text:span></text:span><text:span text:style-name="Source_20_Text"><text:span text:style-name="T16">rc</text:span></text:span><text:span text:style-name="Source_20_Text"><text:span text:style-name="T81">e</text:span></text:span><text:span text:style-name="Source_20_Text"><text:span text:style-name="T16">N]);</text:span></text:span></text:p>
            <text:p text:style-name="P6"><text:span text:style-name="Source_20_Text"><text:span text:style-name="T16">deleteOwnProperty(</text:span></text:span><text:span text:style-name="Source_20_Text"><text:span text:style-name="T82">obj</text:span></text:span><text:span text:style-name="Source_20_Text"><text:span text:style-name="T16">,</text:span></text:span><text:span text:style-name="Source_20_Text"><text:span text:style-name="T82">prop</text:span></text:span><text:span text:style-name="Source_20_Text"><text:span text:style-name="T16">[,Throw=false]);</text:span></text:span></text:p>
            <text:p text:style-name="P6"><text:span text:style-name="Source_20_Text"><text:span text:style-name="T16">size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);</text:span></text:span></text:p>
            <text:p text:style-name="P20"><text:span text:style-name="Source_20_Text"><text:span text:style-name="T78">createPolyfillMethod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78">,</text:span></text:span><text:span text:style-name="Source_20_Text"><text:span text:style-name="T87">prop</text:span></text:span><text:span text:style-name="Source_20_Text"><text:span text:style-name="T78">,v</text:span></text:span><text:span text:style-name="Source_20_Text"><text:span text:style-name="T88">alu</text:span></text:span><text:span text:style-name="Source_20_Text"><text:span text:style-name="T89">e</text:span></text:span><text:span text:style-name="Source_20_Text"><text:span text:style-name="T78">);</text:span></text:span></text:p>
            <text:p text:style-name="P21"><text:span text:style-name="Source_20_Text"><text:span text:style-name="T16">createPolyfillProperty(o</text:span></text:span><text:span text:style-name="Source_20_Text"><text:span text:style-name="T90">b</text:span></text:span><text:span text:style-name="Source_20_Text"><text:span text:style-name="T91">ject</text:span></text:span><text:span text:style-name="Source_20_Text"><text:span text:style-name="T16">,</text:span></text:span><text:span text:style-name="Source_20_Text"><text:span text:style-name="T92">prop</text:span></text:span><text:span text:style-name="Source_20_Text"><text:span text:style-name="T16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16">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22"><text:span text:style-name="Source_20_Text"><text:span text:style-name="T16">randomBoolean</text:span></text:span><text:span text:style-name="Source_20_Text"><text:span text:style-name="T95">();</text:span></text:span></text:p>
            <text:p text:style-name="P22"><text:span text:style-name="Source_20_Text"><text:span text:style-name="T96">r</text:span></text:span><text:span text:style-name="Source_20_Text"><text:span text:style-name="T95">andomUUIDv7</text:span></text:span><text:span text:style-name="Source_20_Text"><text:span text:style-name="T97">();</text:span></text:span></text:p>
            <text:p text:style-name="P22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2"><text:span text:style-name="Source_20_Text"><text:span text:style-name="T100">nanoid([size=21[,alphabet="123456789ABCDEFGHJKLMNPQRSTUVWXYZabcdefghijkmnopqrstuvwxyz"]]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22"><text:span text:style-name="Source_20_Text"><text:span text:style-name="T16">getUrlVars([str=location.search]);</text:span></text:span></text:p>
            <text:p text:style-name="P22"><text:span text:style-name="Source_20_Text"><text:span text:style-name="T16">obj2string(object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7" office:value-type="string">
            <text:p text:style-name="P23"><text:span text:style-name="Source_20_Text"><text:span text:style-name="T16">delay(mi</text:span></text:span><text:span text:style-name="Source_20_Text"><text:span text:style-name="T101">lis</text:span></text:span><text:span text:style-name="Source_20_Text"><text:span text:style-name="T16">e</text:span></text:span><text:span text:style-name="Source_20_Text"><text:span text:style-name="T101">c</text:span></text:span><text:span text:style-name="Source_20_Text"><text:span text:style-name="T16">).then(callback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bind(</text:span></text:span><text:span text:style-name="Source_20_Text"><text:span text:style-name="T102">function</text:span></text:span><text:span text:style-name="Source_20_Text"><text:span text:style-name="T16">,context);</text:span></text:span></text:p>
            <text:p text:style-name="P22"><text:span text:style-name="Source_20_Text"><text:span text:style-name="T103">unBind</text:span></text:span><text:span text:style-name="Source_20_Text"><text:span text:style-name="T104">(</text:span></text:span><text:span text:style-name="Source_20_Text"><text:span text:style-name="T105">f</text:span></text:span><text:span text:style-name="Source_20_Text"><text:span text:style-name="T106">unction</text:span></text:span><text:span text:style-name="Source_20_Text"><text:span text:style-name="T104">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7" office:value-type="string">
            <text:p text:style-name="P22"><text:span text:style-name="Source_20_Text"><text:span text:style-name="T16">constant(value);</text:span></text:span></text:p>
            <text:p text:style-name="P22"><text:span text:style-name="Source_20_Text"><text:span text:style-name="T107">identity(value);</text:span></text:span></text:p>
            <text:p text:style-name="P22"><text:span text:style-name="Source_20_Text"><text:span text:style-name="T16">noop();</text:span></text:span></text:p>
            <text:p text:style-name="P24"><text:span text:style-name="Source_20_Text"><text:span text:style-name="T108">asyncN</text:span></text:span><text:span text:style-name="Source_20_Text"><text:span text:style-name="T16">oop();</text:span></text:span></text:p>
            <text:p text:style-name="P22"><text:span text:style-name="Source_20_Text"><text:span text:style-name="T78">T();</text:span></text:span></text:p>
            <text:p text:style-name="P22"><text:span text:style-name="Source_20_Text"><text:span text:style-name="T95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String API</text:p>
          </table:table-cell>
          <table:table-cell table:style-name="Table5.A1" office:value-type="string">
            <text:p text:style-name="P27"><text:span text:style-name="Source_20_Text"><text:span text:style-name="T109">Assertion</text:span></text:span><text:span text:style-name="Source_20_Text"><text:span text:style-name="T110"> API</text:span></text:span></text:p>
          </table:table-cell>
          <table:table-cell table:style-name="Table5.C1" office:value-type="string">
            <text:p text:style-name="P28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22"><text:span text:style-name="Source_20_Text"><text:span text:style-name="T16">b64Decode(s</text:span></text:span><text:span text:style-name="Source_20_Text"><text:span text:style-name="T67">tri</text:span></text:span><text:span text:style-name="Source_20_Text"><text:span text:style-name="T3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9"><text:span text:style-name="Source_20_Text"><text:span text:style-name="T16">b64Encode(string);</text:span></text:span></text:p>
            <text:p text:style-name="P29"><text:span text:style-name="Source_20_Text"><text:span text:style-name="T16"/></text:span></text:p>
            <text:p text:style-name="P22"><text:span text:style-name="Source_20_Text"><text:span text:style-name="T16">strAt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6">,index[,newChar]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Capitaliz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CodePoints(s</text:span></text:span><text:span text:style-name="Source_20_Text"><text:span text:style-name="T115">t</text:span></text:span><text:span text:style-name="Source_20_Text"><text:span text:style-name="T116">ri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DownFirst(s</text:span></text:span><text:span text:style-name="Source_20_Text"><text:span text:style-name="T117">tri</text:span></text:span><text:span text:style-name="Source_20_Text"><text:span text:style-name="T102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FromCodePoints(i</text:span></text:span><text:span text:style-name="Source_20_Text"><text:span text:style-name="T118">terator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HTML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</text:span></text:span><text:span text:style-name="Source_20_Text"><text:span text:style-name="T119">HTML</text:span></text:span><text:span text:style-name="Source_20_Text"><text:span text:style-name="T16">RemoveTags(string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HTML</text:span></text:span><text:span text:style-name="Source_20_Text"><text:span text:style-name="T120">Un</text:span></text:span><text:span text:style-name="Source_20_Text"><text:span text:style-name="T16">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Proper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22"><text:span text:style-name="Source_20_Text"><text:span text:style-name="T16">strReverse(s</text:span></text:span><text:span text:style-name="Source_20_Text"><text:span text:style-name="T43">t</text:span></text:span><text:span text:style-name="Source_20_Text"><text:span text:style-name="T114">ring</text:span></text:span><text:span text:style-name="Source_20_Text"><text:span text:style-name="T16">);</text:span></text:span></text:p>
            <text:p text:style-name="P22"><text:span text:style-name="Source_20_Text"><text:span text:style-name="T122"/></text:span></text:p>
            <text:p text:style-name="P22"><text:span text:style-name="Source_20_Text"><text:span text:style-name="T16">strSplice(</text:span></text:span><text:span text:style-name="Source_20_Text"><text:span text:style-name="T111">str</text:span></text:span><text:span text:style-name="Source_20_Text"><text:span text:style-name="T47">ing</text:span></text:span><text:span text:style-name="Source_20_Text"><text:span text:style-name="T16">,index,count[,add</text:span></text:span><text:span text:style-name="Source_20_Text"><text:span text:style-name="T123">]);</text:span></text:span></text:p>
            <text:p text:style-name="P22"><text:span text:style-name="Source_20_Text"><text:span text:style-name="T122"/></text:span></text:p>
            <text:p text:style-name="P22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4">T</text:span></text:span><text:span text:style-name="Source_20_Text"><text:span text:style-name="T125">itle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2"><text:span text:style-name="Source_20_Text"><text:span text:style-name="T126">strTruncate(st</text:span></text:span><text:span text:style-name="Source_20_Text"><text:span text:style-name="T116">ring</text:span></text:span><text:span text:style-name="Source_20_Text"><text:span text:style-name="T126">);</text:span></text:span></text:p>
            <text:p text:style-name="P22"><text:span text:style-name="Source_20_Text"><text:span text:style-name="T126"/></text:span></text:p>
            <text:p text:style-name="P22"><text:span text:style-name="Source_20_Text"><text:span text:style-name="T16">strUpFirst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30"><text:span text:style-name="Source_20_Text"><text:span text:style-name="T116"/></text:span></text:p>
            <text:p text:style-name="P30"><text:span text:style-name="Source_20_Text"><text:span text:style-name="T116">a</text:span></text:span><text:span text:style-name="Source_20_Text"><text:span text:style-name="T16">ssert</text:span></text:span><text:span text:style-name="Source_20_Text"><text:span text:style-name="T116">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Tru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1"><text:span text:style-name="Source_20_Text"><text:span text:style-name="T116">assertFals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3"><text:span text:style-name="Source_20_Text"><text:span text:style-name="T128">assertThrows</text:span></text:span><text:span text:style-name="Source_20_Text"><text:span text:style-name="T129">(callback[,message</text:span></text:span><text:span text:style-name="Source_20_Text"><text:span text:style-name="T127">|error</text:span></text:span><text:span text:style-name="Source_20_Text"><text:span text:style-name="T129">]);</text:span></text:span></text:p>
            <text:p text:style-name="P34"><text:span text:style-name="Source_20_Text"><text:span text:style-name="T129"/></text:span></text:p>
            <text:p text:style-name="P35"><text:span text:style-name="Source_20_Text"><text:span text:style-name="T130">assertFail(m</text:span></text:span><text:span text:style-name="Source_20_Text"><text:span text:style-name="T131">essage</text:span></text:span><text:span text:style-name="Source_20_Text"><text:span text:style-name="T132">|</text:span></text:span><text:span text:style-name="Source_20_Text"><text:span text:style-name="T133">error</text:span></text:span><text:span text:style-name="Source_20_Text"><text:span text:style-name="T130">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Equal(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Equal</text:span></text:span><text:span text:style-name="Source_20_Text"><text:span text:style-name="T134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StrictEqual</text:span></text:span><text:span text:style-name="Source_20_Text"><text:span text:style-name="T135">(</text:span></text:span><text:span text:style-name="Source_20_Text"><text:span text:style-name="T116">value1,value2[,</text:span></text:span><text:span text:style-name="Source_20_Text"><text:span text:style-name="T127">message|error</text:span></text:span><text:span text:style-name="Source_20_Text"><text:span text:style-name="T116">]);</text:span></text:span></text:p>
            <text:p text:style-name="P36"/>
            <text:p text:style-name="P31"><text:span text:style-name="Source_20_Text"><text:span text:style-name="T116">assertType</text:span></text:span><text:span text:style-name="Source_20_Text"><text:span text:style-name="T136">Of</text:span></text:span><text:span text:style-name="Source_20_Text"><text:span text:style-name="T116">(value,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16">Type</text:span></text:span><text:span text:style-name="Source_20_Text"><text:span text:style-name="T136">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27">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16">asser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</text:span></text:span><text:span text:style-name="Source_20_Text"><text:span text:style-name="T127">message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28">assertIs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28">assertIsNot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7"><text:span text:style-name="Source_20_Text"><text:span text:style-name="T130"/></text:span></text:p>
            <text:p text:style-name="P31"><text:span text:style-name="Source_20_Text"><text:span text:style-name="T128">assertMatch(s</text:span></text:span><text:span text:style-name="Source_20_Text"><text:span text:style-name="T140">tring</text:span></text:span><text:span text:style-name="Source_20_Text"><text:span text:style-name="T128">,r</text:span></text:span><text:span text:style-name="Source_20_Text"><text:span text:style-name="T140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40">assertD</text:span></text:span><text:span text:style-name="Source_20_Text"><text:span text:style-name="T128">oesNotMatch(s</text:span></text:span><text:span text:style-name="Source_20_Text"><text:span text:style-name="T140">tring</text:span></text:span><text:span text:style-name="Source_20_Text"><text:span text:style-name="T128">,r</text:span></text:span><text:span text:style-name="Source_20_Text"><text:span text:style-name="T140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</table:table-cell>
          <table:table-cell table:style-name="Table5.C2" office:value-type="string">
            <text:p text:style-name="P38">sum(value1[,valueN]);</text:p>
            <text:p text:style-name="P38">avg(value1[,valueN]);</text:p>
            <text:p text:style-name="P38">product(value1[,valueN]);</text:p>
            <text:p text:style-name="P38">clamp(value,min,max);</text:p>
            <text:p text:style-name="P38"><text:span text:style-name="T141">minmax</text:span>(value,min,max);</text:p>
            <text:p text:style-name="P39"><text:span text:style-name="Source_20_Text"><text:span text:style-name="T16">inRange(value,min,max);</text:span></text:span></text:p>
            <text:p text:style-name="P39"><text:span text:style-name="Source_20_Text"><text:span text:style-name="T142">signbit(value);</text:span></text:span></text:p>
            <text:p text:style-name="P39"><text:span text:style-name="Source_20_Text"><text:span text:style-name="T142"/></text:span></text:p>
            <text:p text:style-name="P40"><text:span text:style-name="Source_20_Text"><text:span text:style-name="T16">randomInt([max]);</text:span></text:span></text:p>
            <text:p text:style-name="P40"><text:span text:style-name="Source_20_Text"><text:span text:style-name="T16">randomInt(min,max);</text:span></text:span></text:p>
            <text:p text:style-name="P40"><text:span text:style-name="Source_20_Text"><text:span text:style-name="T16">randomFloat([max]);</text:span></text:span></text:p>
            <text:p text:style-name="P40"><text:span text:style-name="Source_20_Text"><text:span text:style-name="T16">randomFloat(min,max);</text:span></text:span></text:p>
            <text:p text:style-name="P40"><text:span text:style-name="Source_20_Text"><text:span text:style-name="T142"/></text:span></text:p>
            <text:p text:style-name="P38">isEven(value);</text:p>
            <text:p text:style-name="P38">isOdd(valu<text:span text:style-name="T143">e</text:span>);</text:p>
            <text:p text:style-name="P41">isInt8(value);</text:p>
            <text:p text:style-name="P41">isInt16(value);</text:p>
            <text:p text:style-name="P41">isUInt32(value);</text:p>
            <text:p text:style-name="P41">isUInt8(value);</text:p>
            <text:p text:style-name="P41">isUInt16(value);</text:p>
            <text:p text:style-name="P41">isInt32(value);</text:p>
            <text:p text:style-name="P41">isBigInt64(value);</text:p>
            <text:p text:style-name="P42"><text:span text:style-name="T144">i</text:span><text:span text:style-name="T145">s</text:span>BigUInt64(value);</text:p>
            <text:p text:style-name="P42"><text:span text:style-name="T145">is</text:span>Float<text:span text:style-name="T146">16</text:span>(value);</text:p>
            <text:p text:style-name="P40"><text:span text:style-name="Source_20_Text"><text:span text:style-name="T142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42">);</text:span></text:span></text:p>
            <text:p text:style-name="P40"><text:span text:style-name="Source_20_Text"><text:span text:style-name="T142"/></text:span></text:p>
            <text:p text:style-name="P40"><text:span text:style-name="Source_20_Text"><text:span text:style-name="T147">toInteger(valu</text:span></text:span><text:span text:style-name="Source_20_Text"><text:span text:style-name="T148">e</text:span></text:span><text:span text:style-name="Source_20_Text"><text:span text:style-name="T147">);</text:span></text:span></text:p>
            <text:p text:style-name="P43"><text:span text:style-name="Source_20_Text"><text:span text:style-name="T149">toIntegerOrInfinity(value);</text:span></text:span></text:p>
            <text:p text:style-name="P38"><text:span text:style-name="T150">t</text:span><text:span text:style-name="T151">oInt8(value);</text:span></text:p>
            <text:p text:style-name="P42">toInt16(value);</text:p>
            <text:p text:style-name="P42">toInt32(value);</text:p>
            <text:p text:style-name="P42">toUInt8(value);</text:p>
            <text:p text:style-name="P42">toUInt<text:span text:style-name="T152">1</text:span>6(value);</text:p>
            <text:p text:style-name="P42">toUInt32(value;</text:p>
            <text:p text:style-name="P42">toBigInt64(value);</text:p>
            <text:p text:style-name="P42">toBigUInt64(value);</text:p>
            <text:p text:style-name="P42"><text:span text:style-name="T152">toFloat</text:span><text:span text:style-name="T145">16</text:span><text:span text:style-name="T152">(value);</text:span></text:p>
            <text:p text:style-name="P41"><text:span text:style-name="Source_20_Text"><text:span text:style-name="T153">toFloat32(value);</text:span></text:span></text:p>
          </table:table-cell>
        </table:table-row>
      </table:table>
      <text:p text:style-name="P4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5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46">Polyfills</text:p>
          </table:table-cell>
        </table:table-row>
        <table:table-row>
          <table:table-cell table:style-name="Table4.A2" office:value-type="string">
            <text:p text:style-name="P47"><text:span text:style-name="Source_20_Text"><text:span text:style-name="T100">arrayDeepClone(array);</text:span></text:span></text:p>
            <text:p text:style-name="P47"><text:span text:style-name="Source_20_Text"><text:span text:style-name="T100">arrayMerge(target,so</text:span></text:span><text:span text:style-name="Source_20_Text"><text:span text:style-name="T156">ur</text:span></text:span><text:span text:style-name="Source_20_Text"><text:span text:style-name="T157">c</text:span></text:span><text:span text:style-name="Source_20_Text"><text:span text:style-name="T100">e</text:span></text:span><text:span text:style-name="Source_20_Text"><text:span text:style-name="T156">1</text:span></text:span><text:span text:style-name="Source_20_Text"><text:span text:style-name="T100">[,</text:span></text:span><text:span text:style-name="Source_20_Text"><text:span text:style-name="T157">s</text:span></text:span><text:span text:style-name="Source_20_Text"><text:span text:style-name="T156">ou</text:span></text:span><text:span text:style-name="Source_20_Text"><text:span text:style-name="T157">r</text:span></text:span><text:span text:style-name="Source_20_Text"><text:span text:style-name="T156">ce</text:span></text:span><text:span text:style-name="Source_20_Text"><text:span text:style-name="T100">N]);</text:span></text:span></text:p>
            <text:p text:style-name="P48"><text:span text:style-name="Source_20_Text"><text:span text:style-name="T158">arrayAdd</text:span></text:span><text:span text:style-name="Source_20_Text"><text:span text:style-name="T100">(array,value);</text:span></text:span></text:p>
            <text:p text:style-name="P48"><text:span text:style-name="Source_20_Text"><text:span text:style-name="T100">arrayClear(array); </text:span></text:span></text:p>
            <text:p text:style-name="P48"><text:span text:style-name="Source_20_Text"><text:span text:style-name="T159">arrayRemove(array,value[,all </text:span></text:span><text:span text:style-name="Source_20_Text"><text:span text:style-name="T160">= false</text:span></text:span><text:span text:style-name="Source_20_Text"><text:span text:style-name="T159">]);</text:span></text:span></text:p>
            <text:p text:style-name="P49"><text:span text:style-name="Source_20_Text"><text:span text:style-name="T159">arrayRemove</text:span></text:span><text:span text:style-name="Source_20_Text"><text:span text:style-name="T161">By</text:span></text:span><text:span text:style-name="Source_20_Text"><text:span text:style-name="T159">(array,c</text:span></text:span><text:span text:style-name="Source_20_Text"><text:span text:style-name="T161">allback</text:span></text:span><text:span text:style-name="Source_20_Text"><text:span text:style-name="T159">[,all</text:span></text:span><text:span text:style-name="Source_20_Text"><text:span text:style-name="T160">=false</text:span></text:span><text:span text:style-name="Source_20_Text"><text:span text:style-name="T159">]);</text:span></text:span></text:p>
            <text:p text:style-name="P50"><text:span text:style-name="Source_20_Text"><text:span text:style-name="T162"/></text:span></text:p>
            <text:p text:style-name="P50"><text:span text:style-name="Source_20_Text"><text:span text:style-name="T162">arrayRange([start=0[,end = </text:span></text:span><text:span text:style-name="Source_20_Text"><text:span text:style-name="T163">99</text:span></text:span><text:span text:style-name="Source_20_Text"><text:span text:style-name="T162">[,step = 1]]]);</text:span></text:span></text:p>
            <text:p text:style-name="P51"><text:span text:style-name="Source_20_Text"><text:span text:style-name="T164">iterRange([start=0[,step=1[,end=Infinity]]]);</text:span></text:span></text:p>
            <text:p text:style-name="P51"><text:span text:style-name="Source_20_Text"><text:span text:style-name="T164"/></text:span></text:p>
            <text:p text:style-name="P52"><text:span text:style-name="Source_20_Text"><text:span text:style-name="T9">arrayCycle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66">= 100</text:span></text:span><text:span text:style-name="Source_20_Text"><text:span text:style-name="T9">]);</text:span></text:span></text:p>
            <text:p text:style-name="P51"><text:span text:style-name="Source_20_Text"><text:span text:style-name="T164">iterCycle(iter</text:span></text:span><text:span text:style-name="Source_20_Text"><text:span text:style-name="T167">ator</text:span></text:span><text:span text:style-name="Source_20_Text"><text:span text:style-name="T164">[,n </text:span></text:span><text:span text:style-name="Source_20_Text"><text:span text:style-name="T168">= Infinity</text:span></text:span><text:span text:style-name="Source_20_Text"><text:span text:style-name="T164">]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9">arrayRepeat(value[,n </text:span></text:span><text:span text:style-name="Source_20_Text"><text:span text:style-name="T169">= 100</text:span></text:span><text:span text:style-name="Source_20_Text"><text:span text:style-name="T9">]);</text:span></text:span></text:p>
            <text:p text:style-name="P51"><text:span text:style-name="Source_20_Text"><text:span text:style-name="T9">iterRepeat(value[,n </text:span></text:span><text:span text:style-name="Source_20_Text"><text:span text:style-name="T168">= Infinity</text:span></text:span><text:span text:style-name="Source_20_Text"><text:span text:style-name="T9">]);</text:span></text:span></text:p>
            <text:p text:style-name="P54"><text:span text:style-name="Source_20_Text"><text:span text:style-name="T170"/></text:span></text:p>
            <text:p text:style-name="P54"><text:span text:style-name="Source_20_Text"><text:span text:style-name="T170">unique(iterator[,resolver]);</text:span></text:span></text:p>
            <text:p text:style-name="P54"><text:span text:style-name="Source_20_Text"><text:span text:style-name="T164">slice(i</text:span></text:span><text:span text:style-name="Source_20_Text"><text:span text:style-name="T165">terator</text:span></text:span><text:span text:style-name="Source_20_Text"><text:span text:style-name="T164">[,begin=0[,end = Infinity]]);</text:span></text:span></text:p>
            <text:p text:style-name="P52"><text:span text:style-name="Source_20_Text"><text:span text:style-name="T164">withOut(i</text:span></text:span><text:span text:style-name="Source_20_Text"><text:span text:style-name="T165">terator</text:span></text:span><text:span text:style-name="Source_20_Text"><text:span text:style-name="T164">,filter</text:span></text:span><text:span text:style-name="Source_20_Text"><text:span text:style-name="T165">Iterator</text:span></text:span><text:span text:style-name="Source_20_Text"><text:span text:style-name="T164">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reduce(i</text:span></text:span><text:span text:style-name="Source_20_Text"><text:span text:style-name="T165">terator</text:span></text:span><text:span text:style-name="Source_20_Text"><text:span text:style-name="T9">,callback[,initialvalue]);</text:span></text:span></text:p>
            <text:p text:style-name="P55"><text:span text:style-name="Source_20_Text"><text:span text:style-name="T171">count</text:span></text:span><text:span text:style-name="Source_20_Text"><text:span text:style-name="T9">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take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/text:p>
            <text:p text:style-name="P55"><text:span text:style-name="Source_20_Text"><text:span text:style-name="T9">take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>takeRight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/text:p>
            <text:p text:style-name="P55"><text:span text:style-name="Source_20_Text"><text:span text:style-name="T9">takeRight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drop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text:span text:style-name="Source_20_Text"><text:span text:style-name="T173"> </text:span></text:span></text:p>
            <text:p text:style-name="P55"><text:span text:style-name="Source_20_Text"><text:span text:style-name="T9">drop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>dropRight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/text:p>
            <text:p text:style-name="P55"><text:span text:style-name="Source_20_Text"><text:span text:style-name="T9">dropRight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isSuperset();</text:span></text:span></text:p>
            <text:p text:style-name="P55"><text:span text:style-name="Source_20_Text"><text:span text:style-name="T9">setDifference();</text:span></text:span></text:p>
            <text:p text:style-name="P55"><text:span text:style-name="Source_20_Text"><text:span text:style-name="T9">setIntersection();</text:span></text:span></text:p>
            <text:p text:style-name="P55"><text:span text:style-name="Source_20_Text"><text:span text:style-name="T9">setSymmetricDifference();</text:span></text:span></text:p>
            <text:p text:style-name="P55"><text:span text:style-name="Source_20_Text"><text:span text:style-name="T9">setUnion();</text:span></text:span></text:p>
          </table:table-cell>
          <table:table-cell table:style-name="Table4.B2" office:value-type="string">
            <text:p text:style-name="P52"><text:span text:style-name="Source_20_Text"><text:span text:style-name="T174">forEach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,callback);</text:span></text:span></text:p>
            <text:p text:style-name="P56"><text:span text:style-name="Source_20_Text"><text:span text:style-name="T175">map(i</text:span></text:span><text:span text:style-name="Source_20_Text"><text:span text:style-name="T176">terator</text:span></text:span><text:span text:style-name="Source_20_Text"><text:span text:style-name="T175">,callback);</text:span></text:span></text:p>
            <text:p text:style-name="P55"><text:span text:style-name="Source_20_Text"><text:span text:style-name="T164">enumerate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5"><text:span text:style-name="Source_20_Text"><text:span text:style-name="T9">size(i</text:span></text:span><text:span text:style-name="Source_20_Text"><text:span text:style-name="T165">terator</text:span></text:span><text:span text:style-name="Source_20_Text"><text:span text:style-name="T9">);</text:span></text:span></text:p>
            <text:p text:style-name="P57"><text:span text:style-name="Source_20_Text"><text:span text:style-name="T177"/></text:span></text:p>
            <text:p text:style-name="P55"><text:span text:style-name="Source_20_Text"><text:span text:style-name="T9">every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/text:p>
            <text:p text:style-name="P55"><text:span text:style-name="Source_20_Text"><text:span text:style-name="T9">some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text:span text:style-name="Source_20_Text"><text:span text:style-name="T179"> </text:span></text:span></text:p>
            <text:p text:style-name="P55"><text:span text:style-name="Source_20_Text"><text:span text:style-name="T164">none(i</text:span></text:span><text:span text:style-name="Source_20_Text"><text:span text:style-name="T165">terator</text:span></text:span><text:span text:style-name="Source_20_Text"><text:span text:style-name="T164">,c</text:span></text:span><text:span text:style-name="Source_20_Text"><text:span text:style-name="T178">allback</text:span></text:span><text:span text:style-name="Source_20_Text"><text:span text:style-name="T164">);</text:span></text:span></text:p>
            <text:p text:style-name="P55"><text:span text:style-name="Source_20_Text"><text:span text:style-name="T164"/></text:span></text:p>
            <text:p text:style-name="P55"><text:span text:style-name="Source_20_Text"><text:span text:style-name="T9">includes(i</text:span></text:span><text:span text:style-name="Source_20_Text"><text:span text:style-name="T165">terator</text:span></text:span><text:span text:style-name="Source_20_Text"><text:span text:style-name="T9">,value);</text:span></text:span></text:p>
            <text:p text:style-name="P55"><text:span text:style-name="Source_20_Text"><text:span text:style-name="T180">contains</text:span></text:span><text:span text:style-name="Source_20_Text"><text:span text:style-name="T9">(i</text:span></text:span><text:span text:style-name="Source_20_Text"><text:span text:style-name="T165">terator</text:span></text:span><text:span text:style-name="Source_20_Text"><text:span text:style-name="T9">,value);</text:span></text:span></text:p>
            <text:p text:style-name="P55"><text:span text:style-name="Source_20_Text"><text:span text:style-name="T9">find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/text:p>
            <text:p text:style-name="P55"><text:span text:style-name="Source_20_Text"><text:span text:style-name="T9">findLast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>filter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8">allback</text:span></text:span><text:span text:style-name="Source_20_Text"><text:span text:style-name="T9">);</text:span></text:span></text:p>
            <text:p text:style-name="P55"><text:span text:style-name="Source_20_Text"><text:span text:style-name="T181">reject(i</text:span></text:span><text:span text:style-name="Source_20_Text"><text:span text:style-name="T165">terator</text:span></text:span><text:span text:style-name="Source_20_Text"><text:span text:style-name="T181">,c</text:span></text:span><text:span text:style-name="Source_20_Text"><text:span text:style-name="T178">allback</text:span></text:span><text:span text:style-name="Source_20_Text"><text:span text:style-name="T181">);</text:span></text:span></text:p>
            <text:p text:style-name="P52"><text:span text:style-name="Source_20_Text"><text:span text:style-name="T182">p</text:span></text:span><text:span text:style-name="Source_20_Text"><text:span text:style-name="T183">artition(i</text:span></text:span><text:span text:style-name="Source_20_Text"><text:span text:style-name="T184">terator</text:span></text:span><text:span text:style-name="Source_20_Text"><text:span text:style-name="T183">,c</text:span></text:span><text:span text:style-name="Source_20_Text"><text:span text:style-name="T185">a</text:span></text:span><text:span text:style-name="Source_20_Text"><text:span text:style-name="T186">llb</text:span></text:span><text:span text:style-name="Source_20_Text"><text:span text:style-name="T185">a</text:span></text:span><text:span text:style-name="Source_20_Text"><text:span text:style-name="T186">ck</text:span></text:span><text:span text:style-name="Source_20_Text"><text:span text:style-name="T183">);</text:span></text:span></text:p>
            <text:p text:style-name="P58"><text:span text:style-name="Source_20_Text"><text:span text:style-name="T187"/></text:span></text:p>
            <text:p text:style-name="P52"><text:span text:style-name="Source_20_Text"><text:span text:style-name="T9">zip(i</text:span></text:span><text:span text:style-name="Source_20_Text"><text:span text:style-name="T165">terator1</text:span></text:span><text:span text:style-name="Source_20_Text"><text:span text:style-name="T9">[,</text:span></text:span><text:span text:style-name="Source_20_Text"><text:span text:style-name="T165">iteratorN</text:span></text:span><text:span text:style-name="Source_20_Text"><text:span text:style-name="T9">]);</text:span></text:span></text:p>
            <text:p text:style-name="P59"><text:span text:style-name="Source_20_Text"><text:span text:style-name="T188">unzip(i</text:span></text:span><text:span text:style-name="Source_20_Text"><text:span text:style-name="T184">terator</text:span></text:span><text:span text:style-name="Source_20_Text"><text:span text:style-name="T188">);</text:span></text:span></text:p>
            <text:p text:style-name="P59"><text:span text:style-name="Source_20_Text"><text:span text:style-name="T188">zipObj(i</text:span></text:span><text:span text:style-name="Source_20_Text"><text:span text:style-name="T184">terator1</text:span></text:span><text:span text:style-name="Source_20_Text"><text:span text:style-name="T188">,i</text:span></text:span><text:span text:style-name="Source_20_Text"><text:span text:style-name="T184">terator1</text:span></text:span><text:span text:style-name="Source_20_Text"><text:span text:style-name="T188">);</text:span></text:span></text:p>
            <text:p text:style-name="P55"><text:span text:style-name="Source_20_Text"><text:span text:style-name="T187">shuffle(i</text:span></text:span><text:span text:style-name="Source_20_Text"><text:span text:style-name="T165">terator</text:span></text:span><text:span text:style-name="Source_20_Text"><text:span text:style-name="T187">);</text:span></text:span></text:p>
            <text:p text:style-name="P55"><text:span text:style-name="Source_20_Text"><text:span text:style-name="T187"/></text:span></text:p>
            <text:p text:style-name="P60"><text:span text:style-name="Source_20_Text"><text:span text:style-name="T9">min(v</text:span></text:span><text:span text:style-name="Source_20_Text"><text:span text:style-name="T189">alue1[,valueN]</text:span></text:span><text:span text:style-name="Source_20_Text"><text:span text:style-name="T9">);</text:span></text:span></text:p>
            <text:p text:style-name="P61"><text:span text:style-name="Source_20_Text"><text:span text:style-name="T190">max(v</text:span></text:span><text:span text:style-name="Source_20_Text"><text:span text:style-name="T191">alue1[,valueN]</text:span></text:span><text:span text:style-name="Source_20_Text"><text:span text:style-name="T190">);</text:span></text:span></text:p>
            <text:p text:style-name="P55"><text:span text:style-name="Source_20_Text"><text:span text:style-name="T192">sort(i</text:span></text:span><text:span text:style-name="Source_20_Text"><text:span text:style-name="T165">terator</text:span></text:span><text:span text:style-name="Source_20_Text"><text:span text:style-name="T193">[</text:span></text:span><text:span text:style-name="Source_20_Text"><text:span text:style-name="T192">,number</text:span></text:span><text:span text:style-name="Source_20_Text"><text:span text:style-name="T194">s = false</text:span></text:span><text:span text:style-name="Source_20_Text"><text:span text:style-name="T193">]</text:span></text:span><text:span text:style-name="Source_20_Text"><text:span text:style-name="T192">);</text:span></text:span></text:p>
            <text:p text:style-name="P55"><text:span text:style-name="Source_20_Text"><text:span text:style-name="T187">reverse(i</text:span></text:span><text:span text:style-name="Source_20_Text"><text:span text:style-name="T165">terator</text:span></text:span><text:span text:style-name="Source_20_Text"><text:span text:style-name="T187">);</text:span></text:span></text:p>
            <text:p text:style-name="P60"><text:span text:style-name="Source_20_Text"><text:span text:style-name="T9"/></text:span></text:p>
            <text:p text:style-name="P52"><text:span text:style-name="Source_20_Text"><text:span text:style-name="T9">item(i</text:span></text:span><text:span text:style-name="Source_20_Text"><text:span text:style-name="T165">terator</text:span></text:span><text:span text:style-name="Source_20_Text"><text:span text:style-name="T9">,index);</text:span></text:span></text:p>
            <text:p text:style-name="P52"><text:span text:style-name="Source_20_Text"><text:span text:style-name="T195">nth(i</text:span></text:span><text:span text:style-name="Source_20_Text"><text:span text:style-name="T165">terator</text:span></text:span><text:span text:style-name="Source_20_Text"><text:span text:style-name="T195">,index);</text:span></text:span></text:p>
            <text:p text:style-name="P55"><text:span text:style-name="Source_20_Text"><text:span text:style-name="T9">first(i</text:span></text:span><text:span text:style-name="Source_20_Text"><text:span text:style-name="T165">terator</text:span></text:span><text:span text:style-name="Source_20_Text"><text:span text:style-name="T9">);</text:span></text:span></text:p>
            <text:p text:style-name="P55"><text:span text:style-name="Source_20_Text"><text:span text:style-name="T196">head(i</text:span></text:span><text:span text:style-name="Source_20_Text"><text:span text:style-name="T184">terator</text:span></text:span><text:span text:style-name="Source_20_Text"><text:span text:style-name="T196">);</text:span></text:span></text:p>
            <text:p text:style-name="P62"><text:span text:style-name="Source_20_Text"><text:span text:style-name="T100">last(i</text:span></text:span><text:span text:style-name="Source_20_Text"><text:span text:style-name="T176">terator</text:span></text:span><text:span text:style-name="Source_20_Text"><text:span text:style-name="T100">);</text:span></text:span></text:p>
            <text:p text:style-name="P63">initial(i<text:span text:style-name="Source_20_Text"><text:span text:style-name="T197">terator</text:span></text:span>);</text:p>
            <text:p text:style-name="P55"><text:span text:style-name="Source_20_Text"><text:span text:style-name="T9">tail(i</text:span></text:span><text:span text:style-name="Source_20_Text"><text:span text:style-name="T165">terator</text:span></text:span><text:span text:style-name="Source_20_Text"><text:span text:style-name="T9">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198">flat(i</text:span></text:span><text:span text:style-name="Source_20_Text"><text:span text:style-name="T165">terator</text:span></text:span><text:span text:style-name="Source_20_Text"><text:span text:style-name="T198">);</text:span></text:span></text:p>
            <text:p text:style-name="P55"><text:span text:style-name="Source_20_Text"><text:span text:style-name="T9">concat(i</text:span></text:span><text:span text:style-name="Source_20_Text"><text:span text:style-name="T165">terator1</text:span></text:span><text:span text:style-name="Source_20_Text"><text:span text:style-name="T9">[,</text:span></text:span><text:span text:style-name="Source_20_Text"><text:span text:style-name="T165">iteratorN</text:span></text:span><text:span text:style-name="Source_20_Text"><text:span text:style-name="T9">]);</text:span></text:span></text:p>
            <text:p text:style-name="P55"><text:span text:style-name="Source_20_Text"><text:span text:style-name="T164">join(i</text:span></text:span><text:span text:style-name="Source_20_Text"><text:span text:style-name="T165">terator</text:span></text:span><text:span text:style-name="Source_20_Text"><text:span text:style-name="T164">[,separator </text:span></text:span><text:span text:style-name="Source_20_Text"><text:span text:style-name="T199">= ","</text:span></text:span><text:span text:style-name="Source_20_Text"><text:span text:style-name="T164">]);</text:span></text:span></text:p>
          </table:table-cell>
          <table:table-cell table:style-name="Table4.C2" office:value-type="string">
            <text:p text:style-name="P64"><text:span text:style-name="Source_20_Text"><text:span text:style-name="T9"/></text:span></text:p>
            <text:p text:style-name="P65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0">Array.fromAsync(); </text:span></text:span></text:a></text:p>
            <text:p text:style-name="P65"><text:span text:style-name="Source_20_Text"><text:span text:style-name="T100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0">Array.prototype.toReversed()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0">Array.prototype.toSorted()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0">Array.prototype.toSpliced()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0">Array.prototype.with();</text:span></text:span></text:a></text:p>
            <text:p text:style-name="P66"><text:span text:style-name="Source_20_Text"><text:span text:style-name="T9"/></text:span></text:p>
            <text:p text:style-name="P66"><text:a xlink:type="simple" xlink:href="https://developer.mozilla.org/en-US/docs/Web/API/Crypto/randomUUID" text:style-name="Internet_20_link" text:visited-style-name="Visited_20_Internet_20_Link"><text:span text:style-name="Source_20_Text"><text:span text:style-name="T100">crypto.randomUUID();</text:span></text:span></text:a></text:p>
            <text:p text:style-name="P66"><text:span text:style-name="Source_20_Text"><text:span text:style-name="T9"/></text:span></text:p>
            <text:p text:style-name="P67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1">Error.isError();</text:span></text:span></text:a></text:p>
            <text:p text:style-name="P66"><text:span text:style-name="Source_20_Text"><text:span text:style-name="T9"/></text:span></text:p>
            <text:p text:style-name="P66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0">globalThis;</text:span></text:span></text:a></text:p>
            <text:p text:style-name="P66"><text:span text:style-name="Source_20_Text"><text:span text:style-name="T9"/></text:span></text:p>
            <text:p text:style-name="P66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0">Map.groupBy();</text:span></text:span></text:a></text:p>
            <text:p text:style-name="P68"><text:span text:style-name="Source_20_Text"><text:span text:style-name="T9"/></text:span></text:p>
            <text:p text:style-name="P68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0">Math.sumPrecise();</text:span></text:span></text:a></text:p>
            <text:p text:style-name="P68"><text:span text:style-name="Source_20_Text"><text:span text:style-name="T9"/></text:span></text:p>
            <text:p text:style-name="P66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2">Object.groupBy();</text:span></text:span></text:a></text:p>
            <text:p text:style-name="P66"><text:span text:style-name="Source_20_Text"><text:span text:style-name="T202"/></text:span></text:p>
            <text:p text:style-name="P66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0">Object</text:span></text:span><text:span text:style-name="Source_20_Text"><text:span text:style-name="T203">.</text:span></text:span><text:span text:style-name="Source_20_Text"><text:span text:style-name="T204">hasOwn();</text:span></text:span></text:a></text:p>
            <text:p text:style-name="P66"><text:span text:style-name="Source_20_Text"><text:span text:style-name="T9"/></text:span></text:p>
            <text:p text:style-name="P69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5">TypedArray.prototype.toReversed();</text:span></text:span></text:a><text:span text:style-name="T100"/></text:p>
            <text:p text:style-name="P69"><text:span text:style-name="Source_20_Text"><text:span text:style-name="T177"/></text:span></text:p>
            <text:p text:style-name="P69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5">TypedArray.prototype.toSorted();</text:span></text:span></text:a><text:span text:style-name="T100"/></text:p>
            <text:p text:style-name="P69"><text:span text:style-name="Source_20_Text"><text:span text:style-name="T177"/></text:span></text:p>
            <text:p text:style-name="P69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5">TypedArray.prototype.with();</text:span></text:span></text:a></text:p>
            <text:p text:style-name="P69"><text:span text:style-name="Source_20_Text"><text:span text:style-name="T205"/></text:span></text:p>
            <text:p text:style-name="P70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6">window.</text:span></text:span><text:span text:style-name="Source_20_Text"><text:span text:style-name="T207">A</text:span></text:span><text:span text:style-name="Source_20_Text"><text:span text:style-name="T100">syncFunction</text:span></text:span><text:span text:style-name="Source_20_Text"><text:span text:style-name="T207">();</text:span></text:span></text:a></text:p>
            <text:p text:style-name="P70"><text:span text:style-name="Source_20_Text"><text:span text:style-name="T207"/></text:span></text:p>
            <text:p text:style-name="P70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6">window.</text:span></text:span><text:span text:style-name="Source_20_Text"><text:span text:style-name="T100">GeneratorFunction();</text:span></text:span></text:a></text:p>
            <text:p text:style-name="P69"><text:span text:style-name="Source_20_Text"><text:span text:style-name="T9"/></text:span></text:p>
          </table:table-cell>
        </table:table-row>
      </table:table>
      <text:p text:style-name="P71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2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0"><text:span text:style-name="Source_20_Text"><text:span text:style-name="T16"/></text:span></text:p>
            <text:p text:style-name="P40"><text:span text:style-name="Source_20_Text"><text:span text:style-name="T16">getText(url,success);</text:span></text:span></text:p>
            <text:p text:style-name="P40"><text:span text:style-name="Source_20_Text"><text:span text:style-name="T16"/></text:span></text:p>
            <text:p text:style-name="P40"><text:span text:style-name="Source_20_Text"><text:span text:style-name="T16">getJson(url,success);</text:span></text:span></text:p>
            <text:p text:style-name="P40"><text:span text:style-name="Source_20_Text"><text:span text:style-name="T142"/></text:span></text:p>
            <text:p text:style-name="P40"><text:span text:style-name="Source_20_Text"><text:span text:style-name="T142">ajax(Options obje</text:span></text:span><text:span text:style-name="Source_20_Text"><text:span text:style-name="T208">ct</text:span></text:span><text:span text:style-name="Source_20_Text"><text:span text:style-name="T142">);</text:span></text:span></text:p>
            <text:p text:style-name="P40"><text:span text:style-name="Source_20_Text"><text:span text:style-name="T142"/></text:span></text:p>
          </table:table-cell>
          <table:table-cell table:style-name="Table2.B2" office:value-type="string">
            <text:p text:style-name="P40"><text:span text:style-name="Source_20_Text"><text:span text:style-name="T209"/></text:span></text:p>
            <text:p text:style-name="P40"><text:span text:style-name="Source_20_Text"><text:span text:style-name="T209">Options object properties (* = default value):</text:span></text:span><text:span text:style-name="Source_20_Text"><text:span text:style-name="T147"> </text:span></text:span></text:p>
            <text:p text:style-name="P40"><text:span text:style-name="Source_20_Text"><text:span text:style-name="T14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3"><text:span text:style-name="Source_20_Text"><text:span text:style-name="T210">Property</text:span></text:span></text:p>
                </table:table-cell>
                <table:table-cell table:style-name="Table6.B1" office:value-type="string">
                  <text:p text:style-name="P74"><text:span text:style-name="T211">V</text:span>alue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url</text:span></text:span></text:p>
                </table:table-cell>
                <table:table-cell table:style-name="Table6.B2" office:value-type="string">
                  <text:p text:style-name="P73"><text:span text:style-name="Source_20_Text"><text:span text:style-name="T212">string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data</text:span></text:span></text:p>
                </table:table-cell>
                <table:table-cell table:style-name="Table6.B3" office:value-type="string">
                  <text:p text:style-name="P73"><text:span text:style-name="Source_20_Text"><text:span text:style-name="T212">string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queryType</text:span></text:span></text:p>
                </table:table-cell>
                <table:table-cell table:style-name="Table6.B4" office:value-type="string">
                  <text:p text:style-name="P73"><text:span text:style-name="Source_20_Text"><text:span text:style-name="T213">*</text:span></text:span><text:span text:style-name="Source_20_Text"><text:span text:style-name="T212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type</text:span></text:span></text:p>
                </table:table-cell>
                <table:table-cell table:style-name="Table6.B5" office:value-type="string">
                  <text:p text:style-name="P73"><text:span text:style-name="Source_20_Text"><text:span text:style-name="T213">*</text:span></text:span><text:span text:style-name="Source_20_Text"><text:span text:style-name="T212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success</text:span></text:span></text:p>
                </table:table-cell>
                <table:table-cell table:style-name="Table6.B6" office:value-type="string">
                  <text:p text:style-name="P73"><text:span text:style-name="Source_20_Text"><text:span text:style-name="T212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error</text:span></text:span></text:p>
                </table:table-cell>
                <table:table-cell table:style-name="Table6.B7" office:value-type="string">
                  <text:p text:style-name="P73"><text:span text:style-name="Source_20_Text"><text:span text:style-name="T212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format</text:span></text:span></text:p>
                </table:table-cell>
                <table:table-cell table:style-name="Table6.B8" office:value-type="string">
                  <text:p text:style-name="P73"><text:span text:style-name="Source_20_Text"><text:span text:style-name="T213">*</text:span></text:span><text:span text:style-name="Source_20_Text"><text:span text:style-name="T212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user</text:span></text:span></text:p>
                </table:table-cell>
                <table:table-cell table:style-name="Table6.B9" office:value-type="string">
                  <text:p text:style-name="P73"><text:span text:style-name="Source_20_Text"><text:span text:style-name="T212">string</text:span></text:span></text:p>
                </table:table-cell>
              </table:table-row>
              <table:table-row>
                <table:table-cell table:style-name="Table6.A2" office:value-type="string">
                  <text:p text:style-name="P73"><text:span text:style-name="Source_20_Text"><text:span text:style-name="T147">password</text:span></text:span></text:p>
                </table:table-cell>
                <table:table-cell table:style-name="Table6.B10" office:value-type="string">
                  <text:p text:style-name="P73"><text:span text:style-name="Source_20_Text"><text:span text:style-name="T212">string</text:span></text:span></text:p>
                </table:table-cell>
              </table:table-row>
            </table:table>
            <text:p text:style-name="P40"><text:span text:style-name="Source_20_Text"><text:span text:style-name="T214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5"><text:span text:style-name="Source_20_Text"><text:span text:style-name="T215">Cookie</text:span></text:span><text:span text:style-name="Source_20_Text"><text:span text:style-name="T216"> </text:span></text:span><text:span text:style-name="Source_20_Text"><text:span text:style-name="T217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6"><text:span text:style-name="Source_20_Text"><text:span text:style-name="T16"/></text:span></text:p>
            <text:p text:style-name="P76"><text:span text:style-name="Source_20_Text"><text:span text:style-name="T16">getCookie([name]);</text:span></text:span></text:p>
            <text:p text:style-name="P76"><text:span text:style-name="Source_20_Text"><text:span text:style-name="T16"/></text:span></text:p>
            <text:p text:style-name="P76"><text:span text:style-name="Source_20_Text"><text:span text:style-name="T107">h</text:span></text:span><text:span text:style-name="Source_20_Text"><text:span text:style-name="T16">asCookie(name);</text:span></text:span></text:p>
            <text:p text:style-name="P77"><text:span text:style-name="Source_20_Text"><text:span text:style-name="T16"/></text:span></text:p>
            <text:p text:style-name="P78"><text:span text:style-name="Source_20_Text"><text:span text:style-name="T16">setCookie</text:span></text:span><text:span text:style-name="Source_20_Text"><text:span text:style-name="T218">(Options obje</text:span></text:span><text:span text:style-name="Source_20_Text"><text:span text:style-name="T208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77"><text:span text:style-name="Source_20_Text"><text:span text:style-name="T16">setCookie(name,value[,hours</text:span></text:span><text:span text:style-name="Source_20_Text"><text:span text:style-name="T218">=8760</text:span></text:span><text:span text:style-name="Source_20_Text"><text:span text:style-name="T16">[,path</text:span></text:span><text:span text:style-name="Source_20_Text"><text:span text:style-name="T218">="/"</text:span></text:span><text:span text:style-name="Source_20_Text"><text:span text:style-name="T16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6">[,HttpOnly]]]]]]);</text:span></text:span></text:p>
            <text:p text:style-name="P79"><text:span text:style-name="Source_20_Text"><text:span text:style-name="T16"/></text:span></text:p>
            <text:p text:style-name="P80"><text:span text:style-name="Source_20_Text"><text:span text:style-name="T16">removeCookie</text:span></text:span><text:span text:style-name="Source_20_Text"><text:span text:style-name="T218">(Options obje</text:span></text:span><text:span text:style-name="Source_20_Text"><text:span text:style-name="T208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1"><text:span text:style-name="Source_20_Text"><text:span text:style-name="T16">removeCookie(name[,path</text:span></text:span><text:span text:style-name="Source_20_Text"><text:span text:style-name="T218">="/"</text:span></text:span><text:span text:style-name="Source_20_Text"><text:span text:style-name="T16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6">[,HttpOnly]]]]]);</text:span></text:span></text:p>
            <text:p text:style-name="P81"><text:span text:style-name="Source_20_Text"><text:span text:style-name="T16"/></text:span></text:p>
            <text:p text:style-name="P76"><text:span text:style-name="Source_20_Text"><text:span text:style-name="T16">clearCookies</text:span></text:span><text:span text:style-name="Source_20_Text"><text:span text:style-name="T218">(Options obje</text:span></text:span><text:span text:style-name="Source_20_Text"><text:span text:style-name="T208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2"><text:span text:style-name="Source_20_Text"><text:span text:style-name="T16">clearCookies([path</text:span></text:span><text:span text:style-name="Source_20_Text"><text:span text:style-name="T218">="/"</text:span></text:span><text:span text:style-name="Source_20_Text"><text:span text:style-name="T16">[,domain[,</text:span></text:span><text:span text:style-name="Source_20_Text"><text:span text:style-name="T221">sec</text:span></text:span><text:span text:style-name="Source_20_Text"><text:span text:style-name="T16">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6">[,HttpOnly]]]]]);</text:span></text:span></text:p>
            <text:p text:style-name="P82"><text:span text:style-name="Source_20_Text"><text:span text:style-name="T16"/></text:span></text:p>
          </table:table-cell>
          <table:covered-table-cell/>
        </table:table-row>
      </table:table>
      <text:p text:style-name="P83"/>
      <text:p text:style-name="P83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4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4">V3.1.0</text:p>
          </table:table-cell>
          <table:table-cell table:style-name="Table3.A2" office:value-type="string">
            <text:p text:style-name="P84">v3.8.0</text:p>
          </table:table-cell>
          <table:table-cell table:style-name="Table3.C2" office:value-type="string">
            <text:p text:style-name="P85">v5.6.0</text:p>
          </table:table-cell>
        </table:table-row>
        <table:table-row>
          <table:table-cell table:style-name="Table3.A3" office:value-type="string">
            <text:p text:style-name="P86"/>
            <text:p text:style-name="P86">Array.from();</text:p>
            <text:p text:style-name="P86">Array.of();</text:p>
            <text:p text:style-name="P87">Array.prototype.copyWithin();</text:p>
            <text:p text:style-name="P87">Array.prototype.fill();</text:p>
            <text:p text:style-name="P86">Array.prototype.find();</text:p>
            <text:p text:style-name="P86">Array.prototype.findIndex();</text:p>
            <text:p text:style-name="P86">Object.create();</text:p>
            <text:p text:style-name="P87">String.fromCodePoint();</text:p>
            <text:p text:style-name="P87">String.prototype.codePointAt();</text:p>
            <text:p text:style-name="P88">String.prototype.endsWith();</text:p>
            <text:p text:style-name="P87">String.prototype.startsWith();</text:p>
            <text:p text:style-name="P89">Math.acosh();</text:p>
            <text:p text:style-name="P89">Math.asinh();</text:p>
            <text:p text:style-name="P89">Math.atanh();</text:p>
            <text:p text:style-name="P89">Math.cbrt();</text:p>
            <text:p text:style-name="P89">Math.clz32();</text:p>
            <text:p text:style-name="P89">Math.cosh();</text:p>
            <text:p text:style-name="P89">Math.expm1();</text:p>
            <text:p text:style-name="P89">Math.fround();</text:p>
            <text:p text:style-name="P89">Math.hypot();</text:p>
            <text:p text:style-name="P89">Math.imul();</text:p>
            <text:p text:style-name="P89">Math.log1p();</text:p>
            <text:p text:style-name="P89">Math.log10();</text:p>
            <text:p text:style-name="P89">Math.log2();</text:p>
            <text:p text:style-name="P89">Math.sign();</text:p>
            <text:p text:style-name="P89">Math.sinh();</text:p>
            <text:p text:style-name="P89">Math.tanh();</text:p>
            <text:p text:style-name="P89">Math.trunc();</text:p>
            <text:p text:style-name="P86">Number.EPSILON;</text:p>
            <text:p text:style-name="P90">Number.isNaN(); <text:span text:style-name="T222">and</text:span><text:span text:style-name="T223"> </text:span>isNaN();</text:p>
            <text:p text:style-name="P86">Number.isInteger();</text:p>
            <text:p text:style-name="P86">Number.isFinite();</text:p>
            <text:p text:style-name="P91">Number.isSafeInteger();</text:p>
            <text:p text:style-name="P91">Number.parseInt();</text:p>
            <text:p text:style-name="P86">Number.parseFloat();</text:p>
          </table:table-cell>
          <table:table-cell table:style-name="Table3.B3" office:value-type="string">
            <text:p text:style-name="P87"/>
            <text:p text:style-name="P92"><text:span text:style-name="Source_20_Text"><text:span text:style-name="T205">Array.prototype.values();</text:span></text:span></text:p>
            <text:p text:style-name="P92"><text:span text:style-name="Source_20_Text"><text:span text:style-name="T205">Array.prototype.includes();</text:span></text:span></text:p>
            <text:p text:style-name="P93"/>
            <text:p text:style-name="P94"><text:span text:style-name="Source_20_Text"><text:span text:style-name="T205">ChildNode.after();</text:span></text:span><text:span text:style-name="T224"><text:line-break/></text:span><text:span text:style-name="Source_20_Text"><text:span text:style-name="T205">ChildNode.before();</text:span></text:span><text:span text:style-name="T224"><text:line-break/></text:span><text:span text:style-name="Source_20_Text"><text:span text:style-name="T205">ChildNode.remove();</text:span></text:span><text:span text:style-name="T224"><text:line-break/></text:span><text:span text:style-name="Source_20_Text"><text:span text:style-name="T205">ChildNode.replaceWith();</text:span></text:span></text:p>
            <text:p text:style-name="P93"/>
            <text:p text:style-name="P94"><text:span text:style-name="Source_20_Text"><text:span text:style-name="T205">Element.prototype.closest();<text:line-break/>Element.prototype.getAttributeNames();</text:span></text:span></text:p>
            <text:p text:style-name="P94"><text:span text:style-name="Source_20_Text"><text:span text:style-name="T205">Element.prototype.matches();</text:span></text:span></text:p>
            <text:p text:style-name="P94"><text:span text:style-name="Source_20_Text"><text:span text:style-name="T205">Element.prototype.toggleAttribute();</text:span></text:span></text:p>
            <text:p text:style-name="P93"/>
            <text:p text:style-name="P94"><text:span text:style-name="Source_20_Text"><text:span text:style-name="T205">ParentNode.append();</text:span></text:span></text:p>
            <text:p text:style-name="P94"><text:span text:style-name="Source_20_Text"><text:span text:style-name="T177"/></text:span></text:p>
            <text:p text:style-name="P94"><text:span text:style-name="Source_20_Text"><text:span text:style-name="T205">ParentNode.prepend();</text:span></text:span><text:span text:style-name="T224"><text:line-break/><text:line-break/></text:span><text:span text:style-name="Source_20_Text"><text:span text:style-name="T205">String.prototype[Symbol.iterator]();</text:span></text:span></text:p>
            <text:p text:style-name="P92"><text:span text:style-name="Source_20_Text"><text:span text:style-name="T205">String.prototype.includes();</text:span></text:span></text:p>
            <text:p text:style-name="P92"><text:span text:style-name="Source_20_Text"><text:span text:style-name="T205">String.prototype.repeat();</text:span></text:span><text:span text:style-name="T224"><text:line-break/></text:span></text:p>
            <text:p text:style-name="P95"><text:span text:style-name="Source_20_Text"><text:span text:style-name="T205">NodeList.prototype.forEach();</text:span></text:span><text:span text:style-name="T224"><text:line-break/></text:span></text:p>
            <text:p text:style-name="P92"><text:span text:style-name="Source_20_Text"><text:span text:style-name="T205">Object.assign();</text:span></text:span></text:p>
            <text:p text:style-name="P94"><text:span text:style-name="Source_20_Text"><text:span text:style-name="T205">Object.entries();</text:span></text:span><text:span text:style-name="T224"><text:line-break/></text:span></text:p>
            <text:p text:style-name="P94"><text:span text:style-name="Source_20_Text"><text:span text:style-name="T205">Object.getOwnPropertyDescriptors();</text:span></text:span><text:span text:style-name="T224"><text:line-break/></text:span><text:span text:style-name="Source_20_Text"><text:span text:style-name="T205">Object.values();</text:span></text:span><text:span text:style-name="T224"><text:line-break/></text:span></text:p>
            <text:p text:style-name="P95"><text:span text:style-name="Source_20_Text"><text:span text:style-name="T205">RegExp.prototype.flags;</text:span></text:span><text:span text:style-name="T224"><text:line-break/></text:span></text:p>
            <text:p text:style-name="P95"><text:span text:style-name="Source_20_Text"><text:span text:style-name="T205">window.screenLeft;</text:span></text:span><text:span text:style-name="T224"><text:line-break/></text:span><text:span text:style-name="Source_20_Text"><text:span text:style-name="T205">window.screenTop;</text:span></text:span></text:p>
          </table:table-cell>
          <table:table-cell table:style-name="Table3.C3" office:value-type="string">
            <text:p text:style-name="P86"/>
            <text:p text:style-name="P86">Array.prototype.at();</text:p>
            <text:p text:style-name="P86"/>
            <text:p text:style-name="P86">Array.prototype.findLast();</text:p>
            <text:p text:style-name="P86">Array.prototype.findLastIndex();</text:p>
            <text:p text:style-name="P86"/>
            <text:p text:style-name="P86">Array.prototype.flat();</text:p>
            <text:p text:style-name="P86">Array.prototype.flatMap();</text:p>
            <text:p text:style-name="P86"/>
            <text:p text:style-name="P86">Number.MIN_SAFE_INTEGER;</text:p>
            <text:p text:style-name="P86">Number.MAX_SAFE_INTEGER;</text:p>
            <text:p text:style-name="P86"/>
            <text:p text:style-name="P86">Object.fromEntries();</text:p>
            <text:p text:style-name="P86"/>
            <text:p text:style-name="P86">Object.is();</text:p>
            <text:p text:style-name="P86"/>
            <text:p text:style-name="P96">String.prototype.at();</text:p>
            <text:p text:style-name="P96"/>
            <text:p text:style-name="P86">String.prototype.matchAll();</text:p>
            <text:p text:style-name="P86"/>
            <text:p text:style-name="P86">String.prototype.padStart();</text:p>
            <text:p text:style-name="P86">String.prototype.padEnd();</text:p>
            <text:p text:style-name="P86"/>
            <text:p text:style-name="P86">String.prototype.replaceAll();</text:p>
            <text:p text:style-name="P86"/>
            <text:p text:style-name="P86">String.prototype.trimStart();</text:p>
            <text:p text:style-name="P86">String.prototype.trimLeft();</text:p>
            <text:p text:style-name="P86"/>
            <text:p text:style-name="P86">String.prototype.trimEnd();</text:p>
            <text:p text:style-name="P86">String.prototype.trimRight();</text:p>
            <text:p text:style-name="P86"/>
            <text:p text:style-name="P86">Typedarray.prototype.at();</text:p>
            <text:p text:style-name="P86"/>
            <text:p text:style-name="P91">TypedArray.prototype.findLast();</text:p>
            <text:p text:style-name="P91">TypedArray.prototype.findLastIndex();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31T14:55:19.237406200</dc:date>
    <meta:print-date>2025-07-31T14:05:52.198951500</meta:print-date>
    <meta:editing-cycles>997</meta:editing-cycles>
    <meta:editing-duration>P1DT4H31M25S</meta:editing-duration>
    <meta:printed-by>PDF files</meta:printed-by>
    <meta:document-statistic meta:table-count="6" meta:image-count="0" meta:object-count="0" meta:page-count="5" meta:paragraph-count="373" meta:word-count="484" meta:character-count="9227" meta:non-whitespace-character-count="9093"/>
    <meta:template xlink:type="simple" xlink:actuate="onRequest" xlink:title="" xlink:href="Normal.dotm"/>
  </office:meta>
</office:document-meta>
</file>